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ebc" officeooo:paragraph-rsid="00173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uka fizyki</text:p>
      <text:p text:style-name="P1">14.07.2017- Marta Skorko strony 23 do 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</meta:initial-creator>
    <meta:creation-date>2017-07-14T20:26:32.236968236</meta:creation-date>
    <dc:date>2017-07-14T20:28:31.624558400</dc:date>
    <dc:creator>szymon </dc:creator>
    <meta:editing-duration>PT2M1S</meta:editing-duration>
    <meta:editing-cycles>1</meta:editing-cycles>
    <meta:document-statistic meta:table-count="0" meta:image-count="0" meta:object-count="0" meta:page-count="1" meta:paragraph-count="2" meta:word-count="9" meta:character-count="52" meta:non-whitespace-character-count="45"/>
    <meta:generator>LibreOffice/5.1.6.2$Linux_X86_64 LibreOffice_project/10m0$Build-2</meta:generator>
  </office:meta>
</office:document-meta>
</file>